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officeooo:rsid="0013ae04" style:font-size-asian="14pt" style:font-size-complex="14pt"/>
    </style:style>
    <style:style style:name="P2" style:family="paragraph" style:parent-style-name="Standard">
      <style:text-properties fo:font-size="14pt" officeooo:rsid="0013ae04" officeooo:paragraph-rsid="002a72c8" style:font-size-asian="14pt" style:font-size-complex="14pt"/>
    </style:style>
    <style:style style:name="P3" style:family="paragraph" style:parent-style-name="Standard">
      <style:text-properties fo:font-size="14pt" officeooo:rsid="0013ae04" officeooo:paragraph-rsid="003bbd25" style:font-size-asian="14pt" style:font-size-complex="14pt"/>
    </style:style>
    <style:style style:name="P4" style:family="paragraph" style:parent-style-name="Standard">
      <style:text-properties fo:font-size="14pt" officeooo:rsid="00239362" officeooo:paragraph-rsid="00239362" style:font-size-asian="14pt" style:font-size-complex="14pt"/>
    </style:style>
    <style:style style:name="P5" style:family="paragraph" style:parent-style-name="Standard">
      <style:text-properties fo:font-size="14pt" officeooo:rsid="0101f3a1" officeooo:paragraph-rsid="00239362" style:font-size-asian="14pt" style:font-size-complex="14pt"/>
    </style:style>
    <style:style style:name="P6" style:family="paragraph" style:parent-style-name="Standard">
      <style:text-properties fo:font-size="14pt" officeooo:rsid="0101f3a1" officeooo:paragraph-rsid="002a0f5e" style:font-size-asian="14pt" style:font-size-complex="14pt"/>
    </style:style>
    <style:style style:name="P7" style:family="paragraph" style:parent-style-name="Standard">
      <style:text-properties fo:font-size="14pt" officeooo:rsid="0101f3a1" officeooo:paragraph-rsid="0032fcca" style:font-size-asian="14pt" style:font-size-complex="14pt"/>
    </style:style>
    <style:style style:name="P8" style:family="paragraph" style:parent-style-name="Standard">
      <style:text-properties fo:font-size="14pt" officeooo:rsid="0101f3a1" officeooo:paragraph-rsid="00353e2d" style:font-size-asian="14pt" style:font-size-complex="14pt"/>
    </style:style>
    <style:style style:name="P9" style:family="paragraph" style:parent-style-name="Standard">
      <style:text-properties fo:font-size="14pt" officeooo:rsid="0101f3a1" officeooo:paragraph-rsid="003748cb" style:font-size-asian="14pt" style:font-size-complex="14pt"/>
    </style:style>
    <style:style style:name="P10" style:family="paragraph" style:parent-style-name="Standard">
      <style:text-properties fo:font-size="14pt" officeooo:rsid="0112eed4" officeooo:paragraph-rsid="00239362" style:font-size-asian="14pt" style:font-size-complex="14pt"/>
    </style:style>
    <style:style style:name="P11" style:family="paragraph" style:parent-style-name="Standard">
      <style:text-properties fo:font-size="14pt" officeooo:rsid="011afa95" officeooo:paragraph-rsid="00239362" style:font-size-asian="14pt" style:font-size-complex="14pt"/>
    </style:style>
    <style:style style:name="P12" style:family="paragraph" style:parent-style-name="Standard">
      <style:text-properties fo:font-size="14pt" officeooo:rsid="0106b542" officeooo:paragraph-rsid="00239362" style:font-size-asian="14pt" style:font-size-complex="14pt"/>
    </style:style>
    <style:style style:name="P13" style:family="paragraph" style:parent-style-name="Standard">
      <style:text-properties fo:font-size="14pt" officeooo:rsid="010bee1c" officeooo:paragraph-rsid="00239362" style:font-size-asian="14pt" style:font-size-complex="14pt"/>
    </style:style>
    <style:style style:name="P14" style:family="paragraph" style:parent-style-name="Standard">
      <style:text-properties fo:font-size="14pt" officeooo:rsid="010dbd07" officeooo:paragraph-rsid="00239362" style:font-size-asian="14pt" style:font-size-complex="14pt"/>
    </style:style>
    <style:style style:name="P15" style:family="paragraph" style:parent-style-name="Standard">
      <style:text-properties fo:font-size="14pt" officeooo:rsid="0115dee2" officeooo:paragraph-rsid="00239362" style:font-size-asian="14pt" style:font-size-complex="14pt"/>
    </style:style>
    <style:style style:name="P16" style:family="paragraph" style:parent-style-name="Standard">
      <style:text-properties fo:font-size="14pt" officeooo:rsid="010f0d60" officeooo:paragraph-rsid="00239362" style:font-size-asian="14pt" style:font-size-complex="14pt"/>
    </style:style>
    <style:style style:name="P17" style:family="paragraph" style:parent-style-name="Standard">
      <style:text-properties fo:font-size="14pt" officeooo:rsid="010fcff1" officeooo:paragraph-rsid="00239362" style:font-size-asian="14pt" style:font-size-complex="14pt"/>
    </style:style>
    <style:style style:name="P18" style:family="paragraph" style:parent-style-name="Standard">
      <style:text-properties fo:font-size="14pt" officeooo:rsid="0119f47e" officeooo:paragraph-rsid="00239362" style:font-size-asian="14pt" style:font-size-complex="14pt"/>
    </style:style>
    <style:style style:name="P19" style:family="paragraph" style:parent-style-name="Standard">
      <style:text-properties fo:font-size="14pt" officeooo:rsid="01192142" officeooo:paragraph-rsid="00239362" style:font-size-asian="14pt" style:font-size-complex="14pt"/>
    </style:style>
    <style:style style:name="P20" style:family="paragraph" style:parent-style-name="Standard">
      <style:text-properties fo:font-size="14pt" officeooo:rsid="011806ce" officeooo:paragraph-rsid="00239362" style:font-size-asian="14pt" style:font-size-complex="14pt"/>
    </style:style>
    <style:style style:name="P21" style:family="paragraph" style:parent-style-name="Standard">
      <style:text-properties fo:font-size="14pt" officeooo:rsid="01184ed7" officeooo:paragraph-rsid="00239362" style:font-size-asian="14pt" style:font-size-complex="14pt"/>
    </style:style>
    <style:style style:name="P22" style:family="paragraph" style:parent-style-name="Standard">
      <style:text-properties fo:font-size="14pt" officeooo:rsid="01163a1e" officeooo:paragraph-rsid="00239362" style:font-size-asian="14pt" style:font-size-complex="14pt"/>
    </style:style>
    <style:style style:name="P23" style:family="paragraph" style:parent-style-name="Standard">
      <style:text-properties fo:font-size="14pt" officeooo:rsid="01181c1c" officeooo:paragraph-rsid="00239362" style:font-size-asian="14pt" style:font-size-complex="14pt"/>
    </style:style>
    <style:style style:name="P24" style:family="paragraph" style:parent-style-name="Standard">
      <style:text-properties fo:font-size="14pt" officeooo:paragraph-rsid="00239362" style:font-size-asian="14pt" style:font-size-complex="14pt"/>
    </style:style>
    <style:style style:name="P25" style:family="paragraph" style:parent-style-name="Standard">
      <style:text-properties fo:font-size="14pt" officeooo:rsid="00336761" officeooo:paragraph-rsid="00336761" style:font-size-asian="14pt" style:font-size-complex="14pt"/>
    </style:style>
    <style:style style:name="P26" style:family="paragraph" style:parent-style-name="Standard">
      <style:text-properties fo:font-size="14pt" officeooo:rsid="00353e2d" officeooo:paragraph-rsid="00353e2d" style:font-size-asian="14pt" style:font-size-complex="14pt"/>
    </style:style>
    <style:style style:name="P27" style:family="paragraph" style:parent-style-name="Standard">
      <style:text-properties fo:font-size="14pt" officeooo:rsid="0039b7f5" officeooo:paragraph-rsid="0039b7f5" style:font-size-asian="14pt" style:font-size-complex="14pt"/>
    </style:style>
    <style:style style:name="P28" style:family="paragraph" style:parent-style-name="Standard">
      <style:text-properties fo:font-size="14pt" officeooo:rsid="003a659b" officeooo:paragraph-rsid="003a659b" style:font-size-asian="14pt" style:font-size-complex="14pt"/>
    </style:style>
    <style:style style:name="P29" style:family="paragraph" style:parent-style-name="Standard">
      <style:text-properties fo:font-size="14pt" officeooo:rsid="003bbd25" officeooo:paragraph-rsid="003bbd25" style:font-size-asian="14pt" style:font-size-complex="14pt"/>
    </style:style>
    <style:style style:name="P30" style:family="paragraph" style:parent-style-name="Standard">
      <style:text-properties fo:font-size="14pt" officeooo:rsid="0031067c" officeooo:paragraph-rsid="0031067c" style:font-size-asian="14pt" style:font-size-complex="14pt"/>
    </style:style>
    <style:style style:name="P31" style:family="paragraph" style:parent-style-name="Standard">
      <style:text-properties fo:font-size="14pt" officeooo:rsid="0040f1fa" officeooo:paragraph-rsid="00454bb4" style:font-size-asian="14pt" style:font-size-complex="14pt"/>
    </style:style>
    <style:style style:name="P32" style:family="paragraph" style:parent-style-name="Standard">
      <style:text-properties fo:font-size="14pt" officeooo:rsid="00454bb4" officeooo:paragraph-rsid="00454bb4" style:font-size-asian="14pt" style:font-size-complex="14pt"/>
    </style:style>
    <style:style style:name="P33" style:family="paragraph" style:parent-style-name="Standard">
      <style:text-properties fo:font-size="14pt" fo:font-style="italic" style:font-size-asian="14pt" style:font-style-asian="italic" style:font-size-complex="14pt" style:font-style-complex="italic"/>
    </style:style>
    <style:style style:name="P34" style:family="paragraph" style:parent-style-name="Standard">
      <style:text-properties fo:font-size="14pt" fo:font-weight="bold" officeooo:rsid="002a0f5e" officeooo:paragraph-rsid="002a0f5e" style:font-size-asian="14pt" style:font-weight-asian="bold" style:font-size-complex="14pt" style:font-weight-complex="bold"/>
    </style:style>
    <style:style style:name="P35" style:family="paragraph" style:parent-style-name="Standard">
      <style:text-properties fo:font-size="14pt" fo:font-weight="bold" officeooo:rsid="0101f3a1" officeooo:paragraph-rsid="002a0f5e" style:font-size-asian="14pt" style:font-weight-asian="bold" style:font-size-complex="14pt" style:font-weight-complex="bold"/>
    </style:style>
    <style:style style:name="P36" style:family="paragraph" style:parent-style-name="Standard">
      <style:text-properties fo:font-size="14pt" fo:font-weight="bold" officeooo:paragraph-rsid="002a0f5e" style:font-size-asian="14pt" style:font-weight-asian="bold" style:font-size-complex="14pt" style:font-weight-complex="bold"/>
    </style:style>
    <style:style style:name="P37" style:family="paragraph" style:parent-style-name="Standard">
      <style:text-properties fo:font-size="14pt" fo:font-weight="normal" officeooo:rsid="00239362" officeooo:paragraph-rsid="00239362" style:font-size-asian="14pt" style:font-weight-asian="normal" style:font-size-complex="14pt" style:font-weight-complex="normal"/>
    </style:style>
    <style:style style:name="P38" style:family="paragraph" style:parent-style-name="Standard">
      <style:text-properties fo:font-size="14pt" fo:font-weight="normal" officeooo:rsid="002a0f5e" officeooo:paragraph-rsid="002a0f5e" style:font-size-asian="14pt" style:font-weight-asian="normal" style:font-size-complex="14pt" style:font-weight-complex="normal"/>
    </style:style>
    <style:style style:name="P39" style:family="paragraph" style:parent-style-name="Standard">
      <style:text-properties fo:font-size="14pt" fo:font-weight="normal" officeooo:rsid="003a659b" officeooo:paragraph-rsid="003a659b" style:font-size-asian="14pt" style:font-weight-asian="normal" style:font-size-complex="14pt" style:font-weight-complex="normal"/>
    </style:style>
    <style:style style:name="P40" style:family="paragraph" style:parent-style-name="Standard">
      <style:text-properties fo:font-size="14pt" fo:font-weight="normal" officeooo:rsid="003bbd25" officeooo:paragraph-rsid="003bbd25" style:font-size-asian="14pt" style:font-weight-asian="normal" style:font-size-complex="14pt" style:font-weight-complex="normal"/>
    </style:style>
    <style:style style:name="P41" style:family="paragraph" style:parent-style-name="Standard">
      <style:text-properties fo:font-size="14pt" fo:font-weight="normal" officeooo:rsid="003bbd25" officeooo:paragraph-rsid="003be8cc" style:font-size-asian="14pt" style:font-weight-asian="normal" style:font-size-complex="14pt" style:font-weight-complex="normal"/>
    </style:style>
    <style:style style:name="P42" style:family="paragraph" style:parent-style-name="Standard">
      <style:text-properties fo:font-size="14pt" fo:font-weight="normal" officeooo:rsid="003bbd25" officeooo:paragraph-rsid="003eeac6" style:font-size-asian="14pt" style:font-weight-asian="normal" style:font-size-complex="14pt" style:font-weight-complex="normal"/>
    </style:style>
    <style:style style:name="P43" style:family="paragraph" style:parent-style-name="Standard">
      <style:text-properties fo:font-size="14pt" fo:font-weight="normal" officeooo:rsid="003be8cc" officeooo:paragraph-rsid="003be8cc" style:font-size-asian="14pt" style:font-weight-asian="normal" style:font-size-complex="14pt" style:font-weight-complex="normal"/>
    </style:style>
    <style:style style:name="P44" style:family="paragraph" style:parent-style-name="Standard">
      <style:text-properties fo:font-size="14pt" fo:font-weight="normal" officeooo:rsid="0009226f" officeooo:paragraph-rsid="002c2ee1" style:font-size-asian="14pt" style:font-weight-asian="normal" style:font-size-complex="14pt" style:font-weight-complex="normal"/>
    </style:style>
    <style:style style:name="P45" style:family="paragraph" style:parent-style-name="Standard">
      <style:text-properties fo:font-size="14pt" fo:font-weight="normal" officeooo:rsid="003d0737" officeooo:paragraph-rsid="003d0737" style:font-size-asian="14pt" style:font-weight-asian="normal" style:font-size-complex="14pt" style:font-weight-complex="normal"/>
    </style:style>
    <style:style style:name="P46" style:family="paragraph" style:parent-style-name="Standard">
      <style:text-properties fo:font-size="14pt" fo:font-style="normal" fo:font-weight="normal" officeooo:rsid="0018e2d9" officeooo:paragraph-rsid="003be8cc" style:font-size-asian="14pt" style:font-style-asian="normal" style:font-weight-asian="normal" style:font-size-complex="14pt" style:font-style-complex="normal" style:font-weight-complex="normal"/>
    </style:style>
    <style:style style:name="P47" style:family="paragraph" style:parent-style-name="Standard">
      <style:text-properties fo:font-size="14pt" fo:font-style="normal" fo:font-weight="normal" officeooo:rsid="00192d09" officeooo:paragraph-rsid="003be8cc" style:font-size-asian="14pt" style:font-style-asian="normal" style:font-weight-asian="normal" style:font-size-complex="14pt" style:font-style-complex="normal" style:font-weight-complex="normal"/>
    </style:style>
    <style:style style:name="P48" style:family="paragraph" style:parent-style-name="Standard">
      <style:text-properties fo:font-size="14pt" fo:font-style="normal" fo:font-weight="normal" officeooo:rsid="00f6bb5a" officeooo:paragraph-rsid="003be8cc" style:font-size-asian="14pt" style:font-style-asian="normal" style:font-weight-asian="normal" style:font-size-complex="14pt" style:font-style-complex="normal" style:font-weight-complex="normal"/>
    </style:style>
    <style:style style:name="P49" style:family="paragraph" style:parent-style-name="Standard">
      <style:text-properties fo:font-size="14pt" fo:font-style="normal" fo:font-weight="normal" officeooo:rsid="00f83e21" officeooo:paragraph-rsid="003be8cc" style:font-size-asian="14pt" style:font-style-asian="normal" style:font-weight-asian="normal" style:font-size-complex="14pt" style:font-style-complex="normal" style:font-weight-complex="normal"/>
    </style:style>
    <style:style style:name="P50" style:family="paragraph" style:parent-style-name="Standard">
      <style:text-properties fo:font-size="14pt" fo:font-style="normal" fo:font-weight="normal" officeooo:rsid="00192f5e" officeooo:paragraph-rsid="003be8cc" style:font-size-asian="14pt" style:font-style-asian="normal" style:font-weight-asian="normal" style:font-size-complex="14pt" style:font-style-complex="normal" style:font-weight-complex="normal"/>
    </style:style>
    <style:style style:name="P51" style:family="paragraph" style:parent-style-name="Standard">
      <style:text-properties fo:font-size="14pt" fo:font-style="normal" fo:font-weight="normal" officeooo:rsid="001d76f7" officeooo:paragraph-rsid="003be8cc" style:font-size-asian="14pt" style:font-style-asian="normal" style:font-weight-asian="normal" style:font-size-complex="14pt" style:font-style-complex="normal" style:font-weight-complex="normal"/>
    </style:style>
    <style:style style:name="P52" style:family="paragraph" style:parent-style-name="Standard">
      <style:text-properties fo:font-size="14pt" fo:font-style="normal" fo:font-weight="normal" officeooo:rsid="002a72c8" officeooo:paragraph-rsid="002a72c8" style:font-size-asian="14pt" style:font-style-asian="normal" style:font-weight-asian="normal" style:font-size-complex="14pt" style:font-style-complex="normal" style:font-weight-complex="normal"/>
    </style:style>
    <style:style style:name="P53" style:family="paragraph" style:parent-style-name="Standard">
      <style:text-properties fo:font-size="14pt" fo:font-style="normal" fo:font-weight="normal" officeooo:rsid="0009226f" officeooo:paragraph-rsid="002c2ee1" style:font-size-asian="14pt" style:font-style-asian="normal" style:font-weight-asian="normal" style:font-size-complex="14pt" style:font-style-complex="normal" style:font-weight-complex="normal"/>
    </style:style>
    <style:style style:name="P54" style:family="paragraph" style:parent-style-name="Standard">
      <style:text-properties fo:font-size="14pt" fo:font-style="normal" fo:font-weight="normal" officeooo:rsid="002f3c32" officeooo:paragraph-rsid="002f3c32" style:font-size-asian="14pt" style:font-style-asian="normal" style:font-weight-asian="normal" style:font-size-complex="14pt" style:font-style-complex="normal" style:font-weight-complex="normal"/>
    </style:style>
    <style:style style:name="P55" style:family="paragraph" style:parent-style-name="Standard">
      <style:text-properties fo:font-size="14pt" fo:font-style="normal" fo:font-weight="normal" officeooo:rsid="002fe3ed" officeooo:paragraph-rsid="002fe3ed" style:font-size-asian="14pt" style:font-style-asian="normal" style:font-weight-asian="normal" style:font-size-complex="14pt" style:font-style-complex="normal" style:font-weight-complex="normal"/>
    </style:style>
    <style:style style:name="P56" style:family="paragraph" style:parent-style-name="Standard">
      <style:text-properties fo:font-size="14pt" fo:font-style="normal" fo:font-weight="normal" officeooo:rsid="000a187b" officeooo:paragraph-rsid="002c2ee1" style:font-size-asian="14pt" style:font-style-asian="normal" style:font-weight-asian="normal" style:font-size-complex="14pt" style:font-style-complex="normal" style:font-weight-complex="normal"/>
    </style:style>
    <style:style style:name="P57" style:family="paragraph" style:parent-style-name="Standard">
      <style:text-properties fo:font-size="14pt" fo:font-style="normal" fo:font-weight="normal" officeooo:rsid="003be8cc" officeooo:paragraph-rsid="003be8cc" style:font-size-asian="14pt" style:font-style-asian="normal" style:font-weight-asian="normal" style:font-size-complex="14pt" style:font-style-complex="normal" style:font-weight-complex="normal"/>
    </style:style>
    <style:style style:name="P58" style:family="paragraph" style:parent-style-name="Standard">
      <style:text-properties fo:font-size="14pt" fo:font-style="normal" fo:font-weight="normal" officeooo:rsid="003d0737" officeooo:paragraph-rsid="003d0737" style:font-size-asian="14pt" style:font-style-asian="normal" style:font-weight-asian="normal" style:font-size-complex="14pt" style:font-style-complex="normal" style:font-weight-complex="normal"/>
    </style:style>
    <style:style style:name="P59" style:family="paragraph" style:parent-style-name="Standard">
      <style:text-properties fo:font-size="14pt" fo:font-style="normal" fo:font-weight="bold" officeooo:rsid="00f6bb5a" officeooo:paragraph-rsid="003be8cc"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b14785" officeooo:paragraph-rsid="003be8cc"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92f5e" officeooo:paragraph-rsid="003be8cc"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2ea623" officeooo:paragraph-rsid="002f3c32"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2ea623" officeooo:paragraph-rsid="002fe3ed"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2ea623" officeooo:paragraph-rsid="0031067c"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0a187b" officeooo:paragraph-rsid="002f3c32"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8e2d9" officeooo:paragraph-rsid="003be8cc"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92d09" officeooo:paragraph-rsid="003be8cc"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c17bb" officeooo:paragraph-rsid="003be8cc"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officeooo:rsid="00f6bb5a" officeooo:paragraph-rsid="003be8cc" style:font-size-asian="14pt" style:font-style-asian="normal" style:font-size-complex="14pt" style:font-style-complex="normal"/>
    </style:style>
    <style:style style:name="P70" style:family="paragraph" style:parent-style-name="Standard">
      <style:text-properties fo:font-size="14pt" fo:font-style="normal" officeooo:rsid="00f41e21" officeooo:paragraph-rsid="00239362" style:font-size-asian="14pt" style:font-style-asian="normal" style:font-size-complex="14pt" style:font-style-complex="normal"/>
    </style:style>
    <style:style style:name="P71" style:family="paragraph" style:parent-style-name="Standard">
      <style:text-properties fo:font-size="14pt" fo:font-style="normal" officeooo:rsid="002a0f5e" officeooo:paragraph-rsid="002a0f5e" style:font-size-asian="14pt" style:font-style-asian="normal" style:font-size-complex="14pt" style:font-style-complex="normal"/>
    </style:style>
    <style:style style:name="P72" style:family="paragraph" style:parent-style-name="Standard">
      <style:text-properties fo:font-size="14pt" style:text-underline-style="solid" style:text-underline-width="auto" style:text-underline-color="font-color" fo:font-weight="bold" officeooo:rsid="003bbd25" officeooo:paragraph-rsid="003bbd25" style:font-size-asian="14pt" style:font-weight-asian="bold" style:font-size-complex="14pt" style:font-weight-complex="bold"/>
    </style:style>
    <style:style style:name="P73" style:family="paragraph" style:parent-style-name="Standard">
      <style:text-properties fo:font-size="14pt" style:text-underline-style="solid" style:text-underline-width="auto" style:text-underline-color="font-color" fo:font-weight="bold" officeooo:rsid="003bbd25" officeooo:paragraph-rsid="003be8cc" style:font-size-asian="14pt" style:font-weight-asian="bold" style:font-size-complex="14pt" style:font-weight-complex="bold"/>
    </style:style>
    <style:style style:name="P7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7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6" style:family="paragraph" style:parent-style-name="Standard">
      <style:paragraph-properties fo:text-align="center" style:justify-single-word="false"/>
      <style:text-properties fo:font-size="20pt" fo:font-weight="bold" officeooo:paragraph-rsid="003bbd25" style:font-size-asian="20pt" style:font-weight-asian="bold" style:font-size-complex="20pt" style:font-weight-complex="bold"/>
    </style:style>
    <style:style style:name="P77" style:family="paragraph" style:parent-style-name="Standard">
      <style:paragraph-properties fo:text-align="center" style:justify-single-word="false"/>
      <style:text-properties fo:font-size="20pt" officeooo:paragraph-rsid="00239362" style:font-size-asian="20pt" style:font-size-complex="20pt"/>
    </style:style>
    <style:style style:name="P78" style:family="paragraph" style:parent-style-name="Standard">
      <style:text-properties fo:font-size="20pt" style:text-underline-style="solid" style:text-underline-width="auto" style:text-underline-color="font-color" fo:font-weight="bold" officeooo:rsid="003a659b" officeooo:paragraph-rsid="003a659b" style:font-size-asian="20pt" style:font-weight-asian="bold" style:font-size-complex="20pt" style:font-weight-complex="bold"/>
    </style:style>
    <style:style style:name="P79" style:family="paragraph" style:parent-style-name="Standard">
      <style:text-properties style:text-position="0% 100%" style:font-name="Liberation Serif1" fo:font-size="14pt" fo:font-style="normal" fo:font-weight="normal" officeooo:rsid="00f85dc1" officeooo:paragraph-rsid="003be8cc" style:font-name-asian="Liberation Serif1" style:font-size-asian="14pt" style:font-style-asian="normal" style:font-weight-asian="normal" style:font-name-complex="Liberation Serif1" style:font-size-complex="14pt" style:font-style-complex="normal" style:font-weight-complex="normal"/>
    </style:style>
    <style:style style:name="P80" style:family="paragraph" style:parent-style-name="Standard">
      <style:text-properties style:text-position="0% 100%" style:font-name="Liberation Serif1" fo:font-size="14pt" fo:font-style="normal" fo:font-weight="normal" officeooo:rsid="0144063b" officeooo:paragraph-rsid="0040f1fa" style:font-name-asian="Liberation Serif1" style:font-size-asian="14pt" style:font-style-asian="normal" style:font-weight-asian="normal" style:font-name-complex="Liberation Serif1" style:font-size-complex="14pt" style:font-style-complex="normal" style:font-weight-complex="normal"/>
    </style:style>
    <style:style style:name="P81" style:family="paragraph" style:parent-style-name="Standard">
      <style:text-properties style:text-position="0% 100%" style:font-name="Liberation Serif1" fo:font-size="14pt" fo:font-style="normal" fo:font-weight="normal" officeooo:rsid="013ef52b" officeooo:paragraph-rsid="0040f1fa" style:font-name-asian="Liberation Serif1" style:font-size-asian="14pt" style:font-style-asian="normal" style:font-weight-asian="normal" style:font-name-complex="Liberation Serif1" style:font-size-complex="14pt" style:font-style-complex="normal" style:font-weight-complex="normal"/>
    </style:style>
    <style:style style:name="P82" style:family="paragraph" style:parent-style-name="Standard">
      <style:text-properties style:text-position="0% 100%" style:font-name="Liberation Serif1" fo:font-size="14pt" fo:font-style="normal" fo:font-weight="normal" officeooo:rsid="01431cbf" officeooo:paragraph-rsid="0040f1fa" style:font-name-asian="Liberation Serif1" style:font-size-asian="14pt" style:font-style-asian="normal" style:font-weight-asian="normal" style:font-name-complex="Liberation Serif1" style:font-size-complex="14pt" style:font-style-complex="normal" style:font-weight-complex="normal"/>
    </style:style>
    <style:style style:name="P83" style:family="paragraph" style:parent-style-name="Standard">
      <style:text-properties style:text-position="0% 100%" fo:font-size="14pt" fo:font-style="normal" fo:font-weight="normal" officeooo:rsid="001c17bb" officeooo:paragraph-rsid="003be8cc" style:font-size-asian="14pt" style:font-style-asian="normal" style:font-weight-asian="normal" style:font-size-complex="14pt" style:font-style-complex="normal" style:font-weight-complex="normal"/>
    </style:style>
    <style:style style:name="P84" style:family="paragraph" style:parent-style-name="Standard">
      <style:text-properties style:text-position="0% 100%" fo:font-size="14pt" fo:font-style="normal" fo:font-weight="normal" officeooo:rsid="00192d09" officeooo:paragraph-rsid="003be8cc" style:font-size-asian="14pt" style:font-style-asian="normal" style:font-weight-asian="normal" style:font-size-complex="14pt" style:font-style-complex="normal" style:font-weight-complex="normal"/>
    </style:style>
    <style:style style:name="P85" style:family="paragraph" style:parent-style-name="Standard">
      <style:text-properties style:text-position="0% 100%" fo:font-size="14pt" fo:font-style="normal" fo:font-weight="normal" officeooo:rsid="003be8cc" officeooo:paragraph-rsid="003be8cc" style:font-size-asian="14pt" style:font-style-asian="normal" style:font-weight-asian="normal" style:font-size-complex="14pt" style:font-style-complex="normal" style:font-weight-complex="normal"/>
    </style:style>
    <style:style style:name="P86" style:family="paragraph" style:parent-style-name="Standard">
      <style:text-properties style:text-position="0% 100%" fo:font-size="14pt" fo:font-style="normal" officeooo:rsid="011806ce" officeooo:paragraph-rsid="00239362" style:font-size-asian="14pt" style:font-style-asian="normal" style:font-size-complex="14pt" style:font-style-complex="normal"/>
    </style:style>
    <style:style style:name="P87" style:family="paragraph" style:parent-style-name="Standard">
      <style:text-properties style:text-position="0% 100%" fo:font-size="14pt" fo:font-style="normal" officeooo:rsid="01181c1c" officeooo:paragraph-rsid="00239362" style:font-size-asian="14pt" style:font-style-asian="normal" style:font-size-complex="14pt" style:font-style-complex="normal"/>
    </style:style>
    <style:style style:name="P88" style:family="paragraph" style:parent-style-name="Standard">
      <style:text-properties style:text-position="0% 100%" fo:font-size="14pt" fo:font-style="normal" officeooo:rsid="00fc5171" officeooo:paragraph-rsid="00239362" style:font-size-asian="14pt" style:font-style-asian="normal" style:font-size-complex="14pt" style:font-style-complex="normal"/>
    </style:style>
    <style:style style:name="P89" style:family="paragraph" style:parent-style-name="Standard">
      <style:text-properties style:text-position="0% 100%" fo:font-size="14pt" fo:font-style="normal" officeooo:rsid="0115dee2" officeooo:paragraph-rsid="00239362" style:font-size-asian="14pt" style:font-style-asian="normal" style:font-size-complex="14pt" style:font-style-complex="normal"/>
    </style:style>
    <style:style style:name="P90" style:family="paragraph" style:parent-style-name="Standard">
      <style:text-properties style:text-position="0% 100%" fo:font-size="14pt" fo:font-style="normal" officeooo:rsid="01000f7b" officeooo:paragraph-rsid="00239362" style:font-size-asian="14pt" style:font-style-asian="normal" style:font-size-complex="14pt" style:font-style-complex="normal"/>
    </style:style>
    <style:style style:name="P91" style:family="paragraph" style:parent-style-name="Standard">
      <style:text-properties style:text-position="0% 100%" fo:font-size="14pt" fo:font-style="italic" fo:font-weight="normal" officeooo:rsid="00192d09" officeooo:paragraph-rsid="003be8cc" style:font-size-asian="14pt" style:font-style-asian="italic" style:font-weight-asian="normal" style:font-size-complex="14pt" style:font-style-complex="italic" style:font-weight-complex="normal"/>
    </style:style>
    <style:style style:name="P92" style:family="paragraph" style:parent-style-name="Standard">
      <style:text-properties style:text-position="0% 100%" fo:font-size="14pt" officeooo:rsid="00362a98" officeooo:paragraph-rsid="0031067c" style:font-size-asian="14pt" style:font-size-complex="14pt"/>
    </style:style>
    <style:style style:name="P93" style:family="paragraph" style:parent-style-name="Standard">
      <style:text-properties style:text-position="0% 100%" fo:font-size="14pt" officeooo:rsid="0040f1fa" officeooo:paragraph-rsid="00454bb4" style:font-size-asian="14pt" style:font-size-complex="14pt"/>
    </style:style>
    <style:style style:name="P94" style:family="paragraph" style:parent-style-name="Standard">
      <style:text-properties style:text-position="0% 100%" fo:font-size="14pt" officeooo:rsid="00454bb4" officeooo:paragraph-rsid="00454bb4" style:font-size-asian="14pt" style:font-size-complex="14pt"/>
    </style:style>
    <style:style style:name="P95" style:family="paragraph" style:parent-style-name="Standard">
      <style:text-properties officeooo:paragraph-rsid="00239362"/>
    </style:style>
    <style:style style:name="P96" style:family="paragraph" style:parent-style-name="Standard">
      <style:paragraph-properties fo:text-align="center" style:justify-single-word="false"/>
      <style:text-properties fo:font-size="24pt" style:font-size-asian="24pt" style:font-size-complex="24pt"/>
    </style:style>
    <style:style style:name="P97" style:family="paragraph" style:parent-style-name="Standard" style:list-style-name="L1">
      <style:text-properties fo:font-size="14pt" officeooo:rsid="0039b7f5" officeooo:paragraph-rsid="0039b7f5"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92f5e" style:font-weight-asian="normal" style:font-weight-complex="normal"/>
    </style:style>
    <style:style style:name="T3" style:family="text">
      <style:text-properties fo:font-weight="normal" officeooo:rsid="001d76f7" style:font-weight-asian="normal" style:font-weight-complex="normal"/>
    </style:style>
    <style:style style:name="T4" style:family="text">
      <style:text-properties fo:font-weight="normal" officeooo:rsid="00239362" style:font-weight-asian="normal" style:font-weight-complex="normal"/>
    </style:style>
    <style:style style:name="T5" style:family="text">
      <style:text-properties fo:font-weight="normal" officeooo:rsid="0114e8f1" style:font-weight-asian="normal" style:font-weight-complex="normal"/>
    </style:style>
    <style:style style:name="T6" style:family="text">
      <style:text-properties fo:font-weight="normal" officeooo:rsid="002a0f5e" style:font-weight-asian="normal" style:font-weight-complex="normal"/>
    </style:style>
    <style:style style:name="T7" style:family="text">
      <style:text-properties fo:font-weight="normal" officeooo:rsid="002a72c8" style:font-weight-asian="normal" style:font-weight-complex="normal"/>
    </style:style>
    <style:style style:name="T8" style:family="text">
      <style:text-properties fo:font-weight="normal" officeooo:rsid="00358821" style:font-weight-asian="normal" style:font-weight-complex="normal"/>
    </style:style>
    <style:style style:name="T9" style:family="text">
      <style:text-properties fo:font-weight="normal" officeooo:rsid="003a659b" style:font-weight-asian="normal" style:font-weight-complex="normal"/>
    </style:style>
    <style:style style:name="T10" style:family="text">
      <style:text-properties fo:font-weight="normal" officeooo:rsid="0101f3a1" style:font-weight-asian="normal" style:font-weight-complex="normal"/>
    </style:style>
    <style:style style:name="T11" style:family="text">
      <style:text-properties fo:font-weight="normal" officeooo:rsid="003c5f1f" style:font-weight-asian="normal" style:font-weight-complex="normal"/>
    </style:style>
    <style:style style:name="T12" style:family="text">
      <style:text-properties officeooo:rsid="000a187b"/>
    </style:style>
    <style:style style:name="T13" style:family="text">
      <style:text-properties fo:font-weight="bold" style:font-weight-asian="bold" style:font-weight-complex="bold"/>
    </style:style>
    <style:style style:name="T14" style:family="text">
      <style:text-properties fo:font-weight="bold" officeooo:rsid="0114e8f1" style:font-weight-asian="bold" style:font-weight-complex="bold"/>
    </style:style>
    <style:style style:name="T15" style:family="text">
      <style:text-properties fo:font-weight="bold" officeooo:rsid="00239362" style:font-weight-asian="bold" style:font-weight-complex="bold"/>
    </style:style>
    <style:style style:name="T16" style:family="text">
      <style:text-properties fo:font-weight="bold" officeooo:rsid="011afa95" style:font-weight-asian="bold" style:font-weight-complex="bold"/>
    </style:style>
    <style:style style:name="T17" style:family="text">
      <style:text-properties fo:font-weight="bold" officeooo:rsid="002a0f5e" style:font-weight-asian="bold" style:font-weight-complex="bold"/>
    </style:style>
    <style:style style:name="T18" style:family="text">
      <style:text-properties fo:font-weight="bold" officeooo:rsid="002a72c8" style:font-weight-asian="bold" style:font-weight-complex="bold"/>
    </style:style>
    <style:style style:name="T19" style:family="text">
      <style:text-properties fo:font-weight="bold" officeooo:rsid="003a659b" style:font-weight-asian="bold" style:font-weight-complex="bold"/>
    </style:style>
    <style:style style:name="T20" style:family="text">
      <style:text-properties fo:font-weight="bold" officeooo:rsid="003bbd25" style:font-weight-asian="bold" style:font-weight-complex="bold"/>
    </style:style>
    <style:style style:name="T21" style:family="text">
      <style:text-properties fo:font-weight="bold" officeooo:rsid="003c5f1f" style:font-weight-asian="bold" style:font-weight-complex="bold"/>
    </style:style>
    <style:style style:name="T22" style:family="text">
      <style:text-properties fo:font-weight="bold" officeooo:rsid="00362a98" style:font-weight-asian="bold" style:font-weight-complex="bold"/>
    </style:style>
    <style:style style:name="T23" style:family="text">
      <style:text-properties fo:font-weight="bold" officeooo:rsid="0144063b" style:font-weight-asian="bold" style:font-weight-complex="bold"/>
    </style:style>
    <style:style style:name="T24" style:family="text">
      <style:text-properties fo:font-weight="bold" officeooo:rsid="0045dabb" style:font-weight-asian="bold" style:font-weight-complex="bold"/>
    </style:style>
    <style:style style:name="T25" style:family="text">
      <style:text-properties style:text-position="super 58%"/>
    </style:style>
    <style:style style:name="T26" style:family="text">
      <style:text-properties style:text-position="super 58%" fo:font-weight="normal" style:font-weight-asian="normal" style:font-weight-complex="normal"/>
    </style:style>
    <style:style style:name="T27" style:family="text">
      <style:text-properties style:text-position="super 58%" style:font-name="Liberation Serif1" officeooo:rsid="00192f5e" style:font-name-asian="Liberation Serif1" style:font-name-complex="Liberation Serif1"/>
    </style:style>
    <style:style style:name="T28" style:family="text">
      <style:text-properties style:text-position="super 58%" officeooo:rsid="00192f5e"/>
    </style:style>
    <style:style style:name="T29" style:family="text">
      <style:text-properties style:text-position="super 58%" officeooo:rsid="0031067c"/>
    </style:style>
    <style:style style:name="T30" style:family="text">
      <style:text-properties style:text-position="super 58%" officeooo:rsid="0040f1fa"/>
    </style:style>
    <style:style style:name="T31" style:family="text">
      <style:text-properties style:text-position="0% 100%"/>
    </style:style>
    <style:style style:name="T32" style:family="text">
      <style:text-properties style:text-position="0% 100%" fo:font-weight="normal" style:font-weight-asian="normal" style:font-weight-complex="normal"/>
    </style:style>
    <style:style style:name="T33" style:family="text">
      <style:text-properties style:text-position="0% 100%" fo:font-weight="normal" officeooo:rsid="00192d09" style:font-weight-asian="normal" style:font-weight-complex="normal"/>
    </style:style>
    <style:style style:name="T34" style:family="text">
      <style:text-properties style:text-position="0% 100%" fo:font-weight="normal" officeooo:rsid="003be8cc" style:font-weight-asian="normal" style:font-weight-complex="normal"/>
    </style:style>
    <style:style style:name="T35" style:family="text">
      <style:text-properties style:text-position="0% 100%" style:font-name="Liberation Serif1" style:font-name-asian="Liberation Serif1" style:font-name-complex="Liberation Serif1"/>
    </style:style>
    <style:style style:name="T36" style:family="text">
      <style:text-properties style:text-position="0% 100%" style:font-name="Liberation Serif1" officeooo:rsid="00192d09" style:font-name-asian="Liberation Serif1" style:font-name-complex="Liberation Serif1"/>
    </style:style>
    <style:style style:name="T37" style:family="text">
      <style:text-properties style:text-position="0% 100%" style:font-name="Liberation Serif1" officeooo:rsid="00f6bb5a" style:font-name-asian="Liberation Serif1" style:font-name-complex="Liberation Serif1"/>
    </style:style>
    <style:style style:name="T38" style:family="text">
      <style:text-properties style:text-position="0% 100%" style:font-name="Liberation Serif1" officeooo:rsid="00192f5e" style:font-name-asian="Liberation Serif1" style:font-name-complex="Liberation Serif1"/>
    </style:style>
    <style:style style:name="T39" style:family="text">
      <style:text-properties style:text-position="0% 100%" fo:font-style="italic" fo:font-weight="normal" style:font-style-asian="italic" style:font-weight-asian="normal" style:font-style-complex="italic" style:font-weight-complex="normal"/>
    </style:style>
    <style:style style:name="T40" style:family="text">
      <style:text-properties style:text-position="0% 100%" fo:font-style="normal" style:font-style-asian="normal" style:font-style-complex="normal"/>
    </style:style>
    <style:style style:name="T41" style:family="text">
      <style:text-properties style:text-position="0% 100%" fo:font-style="normal" officeooo:rsid="00fc5171" style:font-style-asian="normal" style:font-style-complex="normal"/>
    </style:style>
    <style:style style:name="T42" style:family="text">
      <style:text-properties style:text-position="0% 100%" fo:font-style="normal" officeooo:rsid="0114e8f1" style:font-style-asian="normal" style:font-style-complex="normal"/>
    </style:style>
    <style:style style:name="T43" style:family="text">
      <style:text-properties style:text-position="0% 100%" officeooo:rsid="00fc5171"/>
    </style:style>
    <style:style style:name="T44" style:family="text">
      <style:text-properties style:text-position="0% 100%" officeooo:rsid="010fcff1"/>
    </style:style>
    <style:style style:name="T45" style:family="text">
      <style:text-properties style:text-position="0% 100%" officeooo:rsid="00362a98"/>
    </style:style>
    <style:style style:name="T46" style:family="text">
      <style:text-properties style:text-position="0% 100%" officeooo:rsid="0031067c"/>
    </style:style>
    <style:style style:name="T47" style:family="text">
      <style:text-properties style:text-position="0% 100%" officeooo:rsid="00454bb4"/>
    </style:style>
    <style:style style:name="T48" style:family="text">
      <style:text-properties style:text-position="0% 100%" officeooo:rsid="0046fd9f"/>
    </style:style>
    <style:style style:name="T49" style:family="text">
      <style:text-properties officeooo:rsid="00192f5e"/>
    </style:style>
    <style:style style:name="T50" style:family="text">
      <style:text-properties officeooo:rsid="001ab0a4"/>
    </style:style>
    <style:style style:name="T51" style:family="text">
      <style:text-properties fo:font-size="18pt" fo:font-weight="bold" style:font-size-asian="18pt" style:font-weight-asian="bold" style:font-size-complex="18pt" style:font-weight-complex="bold"/>
    </style:style>
    <style:style style:name="T52" style:family="text">
      <style:text-properties fo:font-size="18pt" fo:font-weight="bold" officeooo:rsid="0101f3a1" style:font-size-asian="18pt" style:font-weight-asian="bold" style:font-size-complex="18pt" style:font-weight-complex="bold"/>
    </style:style>
    <style:style style:name="T53" style:family="text">
      <style:text-properties fo:font-size="18pt" fo:font-weight="bold" officeooo:rsid="0112eed4" style:font-size-asian="18pt" style:font-weight-asian="bold" style:font-size-complex="18pt" style:font-weight-complex="bold"/>
    </style:style>
    <style:style style:name="T54" style:family="text">
      <style:text-properties fo:font-size="18pt" fo:font-weight="bold" officeooo:rsid="0114e8f1" style:font-size-asian="18pt" style:font-weight-asian="bold" style:font-size-complex="18pt" style:font-weight-complex="bold"/>
    </style:style>
    <style:style style:name="T55" style:family="text">
      <style:text-properties fo:font-size="18pt" fo:font-weight="bold" officeooo:rsid="0032fcca" style:font-size-asian="18pt" style:font-weight-asian="bold" style:font-size-complex="18pt" style:font-weight-complex="bold"/>
    </style:style>
    <style:style style:name="T56" style:family="text">
      <style:text-properties fo:font-size="18pt" fo:font-weight="bold" officeooo:rsid="00353e2d" style:font-size-asian="18pt" style:font-weight-asian="bold" style:font-size-complex="18pt" style:font-weight-complex="bold"/>
    </style:style>
    <style:style style:name="T57" style:family="text">
      <style:text-properties fo:font-size="18pt" fo:font-weight="bold" officeooo:rsid="003748cb" style:font-size-asian="18pt" style:font-weight-asian="bold" style:font-size-complex="18pt" style:font-weight-complex="bold"/>
    </style:style>
    <style:style style:name="T58" style:family="text">
      <style:text-properties fo:font-size="14pt" officeooo:rsid="0101f3a1" style:font-size-asian="14pt" style:font-size-complex="14pt"/>
    </style:style>
    <style:style style:name="T59" style:family="text">
      <style:text-properties fo:font-size="14pt" officeooo:rsid="0106b542" style:font-size-asian="14pt" style:font-size-complex="14pt"/>
    </style:style>
    <style:style style:name="T60" style:family="text">
      <style:text-properties fo:font-size="14pt" officeooo:rsid="0112eed4" style:font-size-asian="14pt" style:font-size-complex="14pt"/>
    </style:style>
    <style:style style:name="T61" style:family="text">
      <style:text-properties fo:font-size="14pt" officeooo:rsid="01056d33" style:font-size-asian="14pt" style:font-size-complex="14pt"/>
    </style:style>
    <style:style style:name="T62" style:family="text">
      <style:text-properties officeooo:rsid="0106b542"/>
    </style:style>
    <style:style style:name="T63" style:family="text">
      <style:text-properties officeooo:rsid="01203025"/>
    </style:style>
    <style:style style:name="T64" style:family="text">
      <style:text-properties officeooo:rsid="0112eed4"/>
    </style:style>
    <style:style style:name="T65" style:family="text">
      <style:text-properties officeooo:rsid="010dbd07"/>
    </style:style>
    <style:style style:name="T66" style:family="text">
      <style:text-properties officeooo:rsid="0114e8f1"/>
    </style:style>
    <style:style style:name="T67" style:family="text">
      <style:text-properties officeooo:rsid="010f0d60"/>
    </style:style>
    <style:style style:name="T68" style:family="text">
      <style:text-properties officeooo:rsid="010fcff1"/>
    </style:style>
    <style:style style:name="T69" style:family="text">
      <style:text-properties officeooo:rsid="002a0f5e"/>
    </style:style>
    <style:style style:name="T70" style:family="text">
      <style:text-properties officeooo:rsid="011afa95"/>
    </style:style>
    <style:style style:name="T71" style:family="text">
      <style:text-properties fo:font-style="normal" style:font-style-asian="normal" style:font-style-complex="normal"/>
    </style:style>
    <style:style style:name="T72" style:family="text">
      <style:text-properties fo:font-style="normal" officeooo:rsid="002a72c8" style:font-style-asian="normal" style:font-style-complex="normal"/>
    </style:style>
    <style:style style:name="T73" style:family="text">
      <style:text-properties fo:font-style="normal" officeooo:rsid="000a187b" style:font-style-asian="normal" style:font-style-complex="normal"/>
    </style:style>
    <style:style style:name="T74" style:family="text">
      <style:text-properties fo:font-style="normal" officeooo:rsid="003c5f1f" style:font-style-asian="normal" style:font-style-complex="normal"/>
    </style:style>
    <style:style style:name="T75" style:family="text">
      <style:text-properties officeooo:rsid="002f3c32"/>
    </style:style>
    <style:style style:name="T76" style:family="text">
      <style:text-properties officeooo:rsid="002fe3ed"/>
    </style:style>
    <style:style style:name="T77" style:family="text">
      <style:text-properties officeooo:rsid="0031067c"/>
    </style:style>
    <style:style style:name="T78" style:family="text">
      <style:text-properties officeooo:rsid="0032fcca"/>
    </style:style>
    <style:style style:name="T79" style:family="text">
      <style:text-properties officeooo:rsid="00336761"/>
    </style:style>
    <style:style style:name="T80" style:family="text">
      <style:text-properties officeooo:rsid="003748cb"/>
    </style:style>
    <style:style style:name="T81" style:family="text">
      <style:text-properties officeooo:rsid="0039b7f5"/>
    </style:style>
    <style:style style:name="T82" style:family="text">
      <style:text-properties officeooo:rsid="003bbd25"/>
    </style:style>
    <style:style style:name="T83" style:family="text">
      <style:text-properties officeooo:rsid="003be8cc"/>
    </style:style>
    <style:style style:name="T84" style:family="text">
      <style:text-properties officeooo:rsid="00f83e21"/>
    </style:style>
    <style:style style:name="T85" style:family="text">
      <style:text-properties officeooo:rsid="003c5f1f"/>
    </style:style>
    <style:style style:name="T86" style:family="text">
      <style:text-properties officeooo:rsid="003d0737"/>
    </style:style>
    <style:style style:name="T87" style:family="text">
      <style:text-properties officeooo:rsid="003eeac6"/>
    </style:style>
    <style:style style:name="T88" style:family="text">
      <style:text-properties officeooo:rsid="003f69bd"/>
    </style:style>
    <style:style style:name="T89" style:family="text">
      <style:text-properties officeooo:rsid="0144063b"/>
    </style:style>
    <style:style style:name="T90" style:family="text">
      <style:text-properties officeooo:rsid="0040f1fa"/>
    </style:style>
    <style:style style:name="T91" style:family="text">
      <style:text-properties style:text-position="sub 58%"/>
    </style:style>
    <style:style style:name="T92" style:family="text">
      <style:text-properties officeooo:rsid="00454b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Meataxe-64<text:span text:style-name="T88"> - Pcrit.</text:span></text:p>
      <text:p text:style-name="P96">Richard Parker <text:span text:style-name="T81">2</text:span>.<text:span text:style-name="T92">5</text:span>.201<text:span text:style-name="T80">9</text:span></text:p>
      <text:p text:style-name="P33"/>
      <text:p text:style-name="P75">Section 1 – Introduction</text:p>
      <text:p text:style-name="P1"/>
      <text:p text:style-name="P27">The performance critical routines of meataxe64 are held in four source files as follows . . .</text:p>
      <text:p text:style-name="P27"/>
      <text:list xml:id="list8937372464355810198" text:style-name="L1">
        <text:list-item>
          <text:p text:style-name="P97">pc1.s <text:s/>General functions, mainly called from field.c</text:p>
        </text:list-item>
        <text:list-item>
          <text:p text:style-name="P97">pc2.s <text:s/>HPMI in characteristic 2</text:p>
        </text:list-item>
        <text:list-item>
          <text:p text:style-name="P97">pc3.s <text:s/>HPMI in characteristic 3</text:p>
        </text:list-item>
        <text:list-item>
          <text:p text:style-name="P97">pc5.s <text:s/>HPMI using Add/Subtract technology for 5-193.</text:p>
        </text:list-item>
      </text:list>
      <text:p text:style-name="P27"/>
      <text:p text:style-name="P28">They are written in x86 assembler (meataxe64 only works on 64-bit x86 chips), and have names beginning "pc"<text:span text:style-name="T85"> - Performance Critical</text:span>. <text:s/></text:p>
      <text:p text:style-name="P37"/>
      <text:p text:style-name="P24"><text:span text:style-name="T9">M</text:span><text:span text:style-name="T4">eataxe64 classifies </text:span><text:span text:style-name="T9">x86</text:span><text:span text:style-name="T4"> computers into broad </text:span><text:span text:style-name="T15">classes</text:span><text:span text:style-name="T4"> labelled with the letters a-</text:span><text:span text:style-name="T9">m</text:span><text:span text:style-name="T4">, where a is the oldest and </text:span><text:span text:style-name="T9">m</text:span><text:span text:style-name="T4"> represents a computer with AVX-</text:span><text:span text:style-name="T9">51</text:span><text:span text:style-name="T4">2</text:span><text:span text:style-name="T11">. <text:s/>S</text:span><text:span text:style-name="T4">everal routines have been implemented several times so that they run </text:span><text:span text:style-name="T9">ever </text:span><text:span text:style-name="T4">faster on more modern machines.</text:span></text:p>
      <text:p text:style-name="P37"/>
      <text:p text:style-name="P29"><text:span text:style-name="T4">T</text:span><text:span text:style-name="T1">he main purpose of these routines is to enable the HPMI to multiply matrices at the maximum possible speed. <text:s/>These are all described in section 2.</text:span></text:p>
      <text:p text:style-name="P37"/>
      <text:p text:style-name="P39">The pc1 routines are described in section <text:span text:style-name="T82">3</text:span>, and are, in principle, for general-purpose use. <text:s/>They are mainly called from the "field.c" module to speed up some of the critical Dfmt functions.</text:p>
      <text:p text:style-name="P39"/>
      <text:p text:style-name="P76">Section <text:span text:style-name="T82">2</text:span> – <text:span text:style-name="T82">HPMI routines.</text:span></text:p>
      <text:p text:style-name="P3"/>
      <text:p text:style-name="P40">There are basically ony two kinds or routines for HPMI use - the "bm" routines to do the main BrickMad functionality, and the "ac" (addition-chain) routines to grease the brick prior to BrickMad. <text:s/>These are implemented in a broadly similar way for p=2, p=3 and p=5-193, and also for SSE, AVX-2 and (for some) AVX-512.</text:p>
      <text:p text:style-name="P40"/>
      <text:p text:style-name="P72">The BrickMad routines.</text:p>
      <text:p text:style-name="P40"/>
      <text:p text:style-name="P40">These functions are all broadly similar. <text:s/>They take a pointer to the Afmt (a), a pointer to the Brick (bv) and a pointer to the Cfmt (c), and performs the function of multiplying the matrix represented by a by the matrix represented by bv, and adds the result into the matrix represented by c, where pc2... is characteristic 2, pc3... is characteristic 3 and pc5... is for 5-193. <text:s/>The pc5 routines take a further parameter "parms" containing nine words used by the routines to drive the computation. <text:s/>The pc*bma routines use SSE and should run on all 64-bit x86 machines (though this has <text:soft-page-break/>not been tested on any machine earlier than "Nehalem" as I have not been able to lay my hands on one). <text:s/>Similarly pc*bmj uses AVX-2 and pc*bmm <text:span text:style-name="T87">uses </text:span>AVX-512<text:span text:style-name="T87">.</text:span> <text:s/>For pc5, there are the bmw and bmd versions<text:span text:style-name="T87"> for SSE and AVX-2</text:span>, where bmw does the multiplications used in reduction at the word (16-bit) length, whereas the bmd routines use the doubleword (32-bit) multiplies, which are a little slower and need SSE4.1 (hence the name pc5bmdd, where the last 'd' indicates class d - where SSE4.1 is present).<text:span text:style-name="T87"> <text:s/>On AVX-512, the 32-bit version is always used - it is the same speed, and it saves having another machine class for the BW option.</text:span></text:p>
      <text:p text:style-name="P40"/>
      <text:p text:style-name="P40">Here are the prototypes for the BrickMad functions.</text:p>
      <text:p text:style-name="P40"/>
      <text:p text:style-name="P40">void pc2bma(const uint8_t *a, uint8_t * bv, uint8_t *c);</text:p>
      <text:p text:style-name="P40">void pc2bmj(const uint8_t *a, uint8_t * bv, uint8_t *c);</text:p>
      <text:p text:style-name="P41">void pc3bma(const uint8_t *a, uint8_t * bv, uint8_t *c);</text:p>
      <text:p text:style-name="P41">void pc3bmj(const uint8_t *a, uint8_t * bv, uint8_t *c);</text:p>
      <text:p text:style-name="P41">void pc5bmwa(const uint8_t *a, uint8_t * bv, uint8_t *c, const uint64_t * parms);</text:p>
      <text:p text:style-name="P41">void pc5bmdd(const uint8_t *a, uint8_t * bv, uint8_t *c, <text:s/>const uint64_t * parms);</text:p>
      <text:p text:style-name="P41">void pc5bmwj(const uint8_t *a, uint8_t * bv, uint8_t *c,<text:span text:style-name="T83"> </text:span><text:s/>const uint64_t * parms);</text:p>
      <text:p text:style-name="P41">void pc5bmdj(const uint8_t *a, uint8_t * bv, uint8_t *c, <text:s/>const uint64_t * parms);</text:p>
      <text:p text:style-name="P42">void pc5bmd<text:span text:style-name="T87">m</text:span>(const uint8_t *a, uint8_t * bv, uint8_t *c, <text:s/>const uint64_t * parms);</text:p>
      <text:p text:style-name="P41"/>
      <text:p text:style-name="P73">The <text:span text:style-name="T83">Addition Chain</text:span> routines.</text:p>
      <text:p text:style-name="P41"/>
      <text:p text:style-name="P41"><text:span text:style-name="T83">Again, t</text:span>hese functions are all broadly similar. <text:s/>They take a pointer to <text:span text:style-name="T83">a "prog" - a string of bytes interpreted to drive the population of the brick work area, a pointer to the brick work area and a "stride" used to move from one slice to the next. <text:s/>The number of slices is, however, implicit (eight for mod 2, three for mod 3 and seven for the AS primes).</text:span></text:p>
      <text:p text:style-name="P41"/>
      <text:p text:style-name="P43">Here are the prototypes of the functions written so far.</text:p>
      <text:p text:style-name="P40"/>
      <text:p text:style-name="P40">void pc2aca(const uint8_t *prog, uint8_t * bv, uint64_t stride);</text:p>
      <text:p text:style-name="P40">void pc2acj(const uint8_t *prog, uint8_t * bv, uint64_t stride);</text:p>
      <text:p text:style-name="P40">void pc2acm(const uint8_t *prog, uint8_t * bv, uint64_t stride);</text:p>
      <text:p text:style-name="P40">void pc3aca(const uint8_t *prog, uint8_t * bv, uint64_t stride);</text:p>
      <text:p text:style-name="P40">void pc3acj(const uint8_t *prog, uint8_t * bv, uint64_t stride);</text:p>
      <text:p text:style-name="P40">void pc3acm(const uint8_t *prog, uint8_t * bv, uint64_t stride);</text:p>
      <text:p text:style-name="P40">void pc5aca(const uint8_t *prog, uint8_t * bv, const uint64_t * parms);</text:p>
      <text:p text:style-name="P40"/>
      <text:p text:style-name="P43">The "parms" array is held in the FIELD structure and has the following structure.</text:p>
      <text:p text:style-name="P46"/>
      <text:p text:style-name="P66">parms[0]<text:span text:style-name="T1"><text:tab/>The </text:span>characteristic<text:span text:style-name="T1"> of the field - equal to f-&gt;charc.</text:span></text:p>
      <text:p text:style-name="P66">parms[1]<text:span text:style-name="T1"><text:tab/>A </text:span>shift<text:span text:style-name="T1"> value S. <text:s/>This is used in both routines, and in different ways.</text:span></text:p>
      <text:p text:style-name="P46"><text:tab/><text:tab/>The more stringent requrement comes from pcbmas, where it must be the</text:p>
      <text:p text:style-name="P46"><text:tab/><text:tab/>shift needed to convert the masked value into the units position. <text:s/>In the</text:p>
      <text:p text:style-name="P46"><text:tab/><text:tab/>case of pcchain, it needs to be a shift within the bit-length of the values,</text:p>
      <text:p text:style-name="P66"><text:span text:style-name="T1"><text:tab/><text:tab/>and such that 2</text:span><text:span text:style-name="T26">S</text:span><text:span text:style-name="T32"> &gt; characteristic.</text:span></text:p>
      <text:p text:style-name="P66"><text:soft-page-break/><text:span text:style-name="T31">parms[2]</text:span><text:span text:style-name="T32"><text:tab/>The </text:span><text:span text:style-name="T31">mask</text:span><text:span text:style-name="T32"> used in pcbmas. <text:s/>This must have all the bits set within the bit-</text:span></text:p>
      <text:p text:style-name="P66"><text:span text:style-name="T32"><text:tab/><text:tab/>length of the values from 2</text:span><text:span text:style-name="T26">S</text:span><text:span text:style-name="T32"> upwards. <text:s/>For pcchain, all that is needed is</text:span></text:p>
      <text:p text:style-name="P66"><text:span text:style-name="T32"><text:tab/><text:tab/>that the 2</text:span><text:span text:style-name="T26">S</text:span><text:span text:style-name="T32"> bit is set, and all lower bits unset.</text:span></text:p>
      <text:p text:style-name="P66"><text:span text:style-name="T31">parms[3]</text:span><text:span text:style-name="T32"><text:tab/></text:span><text:span text:style-name="T31">2</text:span><text:span text:style-name="T25">S</text:span><text:span text:style-name="T31"> </text:span><text:span text:style-name="T36">−</text:span><text:span text:style-name="T31"> p</text:span><text:span text:style-name="T33">. <text:s/>This is used only in pcchain, and is added to a value so that the</text:span></text:p>
      <text:p text:style-name="P67"><text:span text:style-name="T32"><text:tab/><text:tab/>2</text:span><text:span text:style-name="T26">S</text:span><text:span text:style-name="T32"> bit is set if and only if the value was p or greater.</text:span></text:p>
      <text:p text:style-name="P67"><text:span text:style-name="T31">parms[4]</text:span><text:span text:style-name="T32"><text:tab/></text:span><text:span text:style-name="T31">cfmtcauld</text:span><text:span text:style-name="T32"> - the number of bytes in a cauldron in Cfmt. </text:span><text:span text:style-name="T39"><text:s/>At present this</text:span></text:p>
      <text:p text:style-name="P91"><text:tab/><text:tab/>value <text:span text:style-name="T50">must be</text:span> 128 <text:span text:style-name="T50">for</text:span> both routines<text:span text:style-name="T50">.</text:span></text:p>
      <text:p text:style-name="P67"><text:span text:style-name="T31">parms[5]<text:tab/>Slots</text:span><text:span text:style-name="T32"> - the number of code words for each slice. <text:s/>This value may be</text:span></text:p>
      <text:p text:style-name="P84"><text:tab/><text:tab/>larger than the actual number of code words - it is used to determine</text:p>
      <text:p text:style-name="P84"><text:tab/><text:tab/>where the next slice starts.</text:p>
      <text:p text:style-name="P67"><text:span text:style-name="T31">parms[6]<text:tab/>Slices</text:span><text:span text:style-name="T32">. <text:s text:c="3"/></text:span><text:span text:style-name="T39">At present this is not used by pcbmas as it is assumed to be 7.</text:span></text:p>
      <text:p text:style-name="P91"><text:tab/><text:tab/>It should be set to 7 for future compatibility. <text:s/>It is used in pcchain and</text:p>
      <text:p text:style-name="P91"><text:tab/><text:tab/>must be correctly set for that routine.</text:p>
      <text:p text:style-name="P68">parms[7]<text:tab/>2<text:span text:style-name="T25">S</text:span><text:span text:style-name="T31"> % p</text:span><text:span text:style-name="T32">. <text:s/>This is the multiplier, used only in pcbmas, to convert the</text:span></text:p>
      <text:p text:style-name="P83"><text:tab/><text:tab/>shifted masked bits into the number to add on to the lower bits.</text:p>
      <text:p text:style-name="P68"><text:span text:style-name="T31">parms[8]</text:span><text:span text:style-name="T32"><text:tab/></text:span><text:span text:style-name="T31">Bias</text:span><text:span text:style-name="T32">. <text:s/>This is the </text:span><text:span text:style-name="T34">bias added into the values at the end of reduction to </text:span></text:p>
      <text:p text:style-name="P85"><text:tab/><text:tab/>ensure that subtraction cannot cause underflow.</text:p>
      <text:p text:style-name="P47"/>
      <text:p text:style-name="P69"><text:span text:style-name="T1">The central idea is to interpret </text:span><text:span text:style-name="T2">the</text:span><text:span text:style-name="T1"> string of bytes </text:span><text:span text:style-name="T2">(in prog) </text:span><text:span text:style-name="T1">as a set of instructions to compute the chain by adding two already computed multiples and then reducing modulo the prime.</text:span></text:p>
      <text:p text:style-name="P48"/>
      <text:p text:style-name="P48">The byte-code.</text:p>
      <text:p text:style-name="P48">At the start of interpreting a byte, the following state is held.</text:p>
      <text:p text:style-name="P69"><text:span text:style-name="T1">The </text:span><text:span text:style-name="T13">accumulator</text:span><text:span text:style-name="T1"> - a cauldron, held in vector registers.</text:span></text:p>
      <text:p text:style-name="P69"><text:span text:style-name="T1">The </text:span><text:span text:style-name="T13">destination</text:span><text:span text:style-name="T1"> slot</text:span><text:span text:style-name="T2">.</text:span></text:p>
      <text:p text:style-name="P48"/>
      <text:p text:style-name="P48">At the start, the accumulator is loaded with slot number 1 (which is always seeded by BSeed) and the destination slot set to 2. <text:s/></text:p>
      <text:p text:style-name="P48"/>
      <text:p text:style-name="P50">The interpretation of the prog bytes is given below.<text:span text:style-name="T83"> <text:s/>The structure is the same for all characteristics (including 2 and 3)</text:span></text:p>
      <text:p text:style-name="P48"/>
      <text:p text:style-name="P59">0-<text:span text:style-name="T49">79</text:span><text:span text:style-name="T1"> add the slot of that number into the accumulator, store the result in the destination slot, and increment the destination slot. <text:s/>For star chains, or for parts of the computation that can be done by a star chain, these (and stop!) are the only codes needed, and they are expected to form </text:span><text:span text:style-name="T2">the commonest instructions by some margin.</text:span></text:p>
      <text:p text:style-name="P59"><text:span text:style-name="T49">80-159</text:span><text:span text:style-name="T1"> load the accumulator from the slot number </text:span><text:span text:style-name="T2">8</text:span><text:span text:style-name="T1">0 less than the byte-code.</text:span></text:p>
      <text:p text:style-name="P59"><text:span text:style-name="T49">160</text:span>-<text:span text:style-name="T49">239</text:span><text:span text:style-name="T1"> set the destination slot to be </text:span><text:span text:style-name="T2">16</text:span><text:span text:style-name="T1">0 less than the byte code</text:span></text:p>
      <text:p text:style-name="P61">240-254<text:span text:style-name="T1"> Unused and reserved for future use.</text:span></text:p>
      <text:p text:style-name="P59"><text:span text:style-name="T49">255</text:span><text:span text:style-name="T1"> stop - the program has completed.</text:span></text:p>
      <text:p text:style-name="P48"/>
      <text:p text:style-name="P51">As an example, take P=71</text:p>
      <text:p text:style-name="P51">Slot<text:tab/><text:tab/>0 1 2 3 <text:s text:c="2"/>4 <text:s/>5 <text:s/>6 <text:s text:c="3"/>7 <text:s text:c="4"/>8 <text:s text:c="5"/>9 <text:s text:c="7"/>4 <text:s text:c="6"/>7</text:p>
      <text:p text:style-name="P60"><text:span text:style-name="T3">AS-code<text:tab/></text:span><text:span text:style-name="T1">0 1 2 3 [4] 8 12 [14] 24 </text:span><text:span text:style-name="T3"><text:s text:c="4"/></text:span><text:span text:style-name="T1">25 </text:span><text:span text:style-name="T3"><text:s text:c="4"/></text:span><text:span text:style-name="T1">39</text:span><text:span text:style-name="T3"> <text:s text:c="3"/></text:span><text:span text:style-name="T1"><text:s/>53</text:span></text:p>
      <text:p text:style-name="P51">byte-code<text:tab/> <text:s text:c="5"/>1 1 <text:s text:c="2"/>1 <text:s/>4 <text:s/>4 <text:s text:c="3"/>2 <text:s/>86 6 <text:s text:c="4"/>1 164 7 167 7 <text:s text:c="2"/>255</text:p>
      <text:p text:style-name="P49"/>
      <text:p text:style-name="P57"><text:soft-page-break/>For the AS-primes, r<text:span text:style-name="T84">eduction </text:span>in the Addition Chain routines <text:span text:style-name="T84">(of a number known to be less than 2p) is done by the following method. <text:s/>Bear in mind that all these operations are done to 64-bit chunks contain more than one entry each.</text:span></text:p>
      <text:p text:style-name="P49"/>
      <text:p text:style-name="P49">Firstly a number 2<text:span text:style-name="T28">S</text:span><text:span text:style-name="T37">−</text:span><text:span text:style-name="T35">p (provided in the parameters) is added, where </text:span><text:span text:style-name="T38">S</text:span><text:span text:style-name="T35"> is chosen so that 2</text:span><text:span text:style-name="T27">S</text:span><text:span text:style-name="T35"> &gt; p. <text:s/>The result has the 2</text:span><text:span text:style-name="T27">S</text:span><text:span text:style-name="T35"> bit set if and only if the result was p or larger.</text:span></text:p>
      <text:p text:style-name="P49"><text:span text:style-name="T35">Secondly a logical 'and' is done with 2</text:span><text:span text:style-name="T27">S</text:span><text:span text:style-name="T35"> to keep this bit only.</text:span><text:span text:style-name="T38"> <text:s/>higher bits may be set in the mask, as they will not be set in the value after 2</text:span><text:span text:style-name="T27">S</text:span><text:span text:style-name="T37">−</text:span><text:span text:style-name="T35">p </text:span><text:span text:style-name="T38">has been added.</text:span></text:p>
      <text:p text:style-name="P79">This bit (1 if reduction required, 0 if not) is then shifted into the units position (the original is retained as well.</text:p>
      <text:p text:style-name="P79">The the shifted bit is subtracted from the unshifted bit to make a number that is either all 1 (if subtraction of p is wanted) or all zero otherwise.</text:p>
      <text:p text:style-name="P79">A logical AND is then done between p and this result. <text:s/>This is then p if subtraction is required and 0 otherwise.</text:p>
      <text:p text:style-name="P79">All that remains is to subtract this value from the original one.</text:p>
      <text:p text:style-name="P37"/>
      <text:p text:style-name="P77"><text:span text:style-name="T13">Section </text:span><text:span text:style-name="T20">3</text:span><text:span text:style-name="T13"> – </text:span><text:span text:style-name="T19">pc1.s - general purpose - functions</text:span><text:span text:style-name="T15">.</text:span></text:p>
      <text:p text:style-name="P37"/>
      <text:p text:style-name="P78">mactype.</text:p>
      <text:p text:style-name="P39"/>
      <text:p text:style-name="P4"><text:span text:style-name="T1">The </text:span><text:span text:style-name="T13">mactype</text:span><text:span text:style-name="T1"> </text:span><text:span text:style-name="T9">function </text:span><text:span text:style-name="T6">is used</text:span><text:span text:style-name="T1"> to determine the class of the machine</text:span><text:span text:style-name="T6">, along with an indication of the size of the "intermediate" cache. <text:s/>Further bytes are not used, and set to the character '0' for future use.</text:span></text:p>
      <text:p text:style-name="P10"/>
      <text:p text:style-name="P11"><text:span text:style-name="T13">void mactype(char mact[8]) </text:span>to p<text:span text:style-name="T69">opulate the 8 characters of the provided mact array with </text:span>details of the machine that the software is currently running on. <text:s/>The idea of this routine is to answer, as simply as possible, the questions that the meataxe64 application needs answers to - basically which routines to call, and how big to make things so they are suitable for cache.<text:span text:style-name="T69"> <text:s/>By far the most important is the first byte - the class.</text:span></text:p>
      <text:p text:style-name="P11"/>
      <text:p text:style-name="P24"><text:span text:style-name="T16">mact[0]</text:span><text:span text:style-name="T70"> - the class. <text:s/>The first byte is the "class", as described below, aimed at the choice of routines to call. <text:s/>In principle it could be advantageous to write a separate routine for each class, but in practice, for a particular job, many classes are equivalent as new instructions available are not useful. <text:s/>Hence, for example, the mod-2 HPMI routine exists for "legacy" SSE (class 'a'), AVX-2 (class 'j') and AVX-512 (class 'm'). <text:s/>These are the most important classes, but class 'd' (SSE4.1) is needed for 32-bit multiply in vectors allowing 10 bit entries for 17-61 in pc5.s. </text:span></text:p>
      <text:p text:style-name="P24"/>
      <text:p text:style-name="P95"><text:span text:style-name="T52">Class 'a'.</text:span><text:span text:style-name="T58"> <text:s/>This must work on every x86-64 computer there ever was</text:span><text:span text:style-name="T59">, though whether the "c" compiler and the libraries will is another matter.</text:span><text:span text:style-name="T60"> <text:s/></text:span><text:span text:style-name="T61">None of Intel's earlier notebook CPUs (Core Duo, Pentium M, Celeron M, Mobile Pentium 4) implement Intel 64</text:span><text:span text:style-name="T60">, so they do not have a class at all, but very early chips did not implement the </text:span><text:span text:style-name="T59">LAHF/SAHF and CMPXCHG16 instructions</text:span><text:span text:style-name="T60">, and SSE3 also came later. <text:s/></text:span><text:span text:style-name="T59">Most processors from 2003 - 2004 and many in 2005 will need this class.</text:span></text:p>
      <text:p text:style-name="P12"/>
      <text:p text:style-name="P5"><text:soft-page-break/><text:span text:style-name="T51">Class '</text:span><text:span text:style-name="T53">b</text:span><text:span text:style-name="T51">'.</text:span> <text:s/><text:span text:style-name="T62">The use of CMPXCHG16 and LAHF/SAHF is allowed, as are all the SSE3 extensions. <text:s/>Needs the following three flags (else class is 'a')</text:span></text:p>
      <text:p text:style-name="P12">lahf_lm (LAHF in long mode) 8000001 ecx bit 0 value 1</text:p>
      <text:p text:style-name="P12">cx16 (CMPXCHG16) %ecx bit 13 value 0x2000</text:p>
      <text:p text:style-name="P12">pni (S<text:span text:style-name="T63">SE</text:span>3 - Prescott new instructions) %ecx bit 0 value 1.</text:p>
      <text:p text:style-name="P13">Hence the programmer of a class '<text:span text:style-name="T64">b</text:span>' machine may additionally use <text:span text:style-name="T65">the following instructions.</text:span></text:p>
      <text:p text:style-name="P13">LAHF, SAHF, CMPXCHG16, FISTTP LDDQU ADDSUB HADDPS MOV<text:span text:style-name="T79">D</text:span>DUP</text:p>
      <text:p text:style-name="P25">MOVDDUP is a double-precision broadcast, so will be needed for the HPMI if it uses double-precision.</text:p>
      <text:p text:style-name="P5"/>
      <text:p text:style-name="P5"><text:span text:style-name="T51">Class '</text:span><text:span text:style-name="T53">c</text:span><text:span text:style-name="T51">'.</text:span> <text:s/><text:span text:style-name="T62">The additional use of the SSSE3 instructions are allowed.</text:span></text:p>
      <text:p text:style-name="P14">ssse3 (SSSE3 extensions) %ecx bit 9 value 0x200</text:p>
      <text:p text:style-name="P14">Again, all fairly specialized instructions. <text:s/>The extra instructions available are . . . </text:p>
      <text:p text:style-name="P14"><text:span text:style-name="T41">PSHUFB PALIGNR PHADD/SUB PMULHRSW PMADDUBSW</text:span><text:span text:style-name="T40"> </text:span><text:span text:style-name="T41">PABS PSIGN</text:span></text:p>
      <text:p text:style-name="P15"><text:span text:style-name="T41">I</text:span><text:span text:style-name="T40"> believe the VIA Nano 2000 is in this class.</text:span></text:p>
      <text:p text:style-name="P86">AMD chips 2007-2009 seem to be in this class.</text:p>
      <text:p text:style-name="P87">AMD low-power Bobcat is in this class.</text:p>
      <text:p text:style-name="P5"/>
      <text:p text:style-name="P5"><text:span text:style-name="T51">Class '</text:span><text:span text:style-name="T53">d</text:span><text:span text:style-name="T51">'.</text:span> <text:s/><text:span text:style-name="T66">The additional use of the SSE4.1 instructions are allowed.</text:span></text:p>
      <text:p text:style-name="P14">ss<text:span text:style-name="T67">e41</text:span> (SS<text:span text:style-name="T67">E4.1</text:span> extensions) %ecx bit <text:span text:style-name="T67">1</text:span>9 value 0x<text:span text:style-name="T67">8</text:span>00<text:span text:style-name="T67">00.</text:span></text:p>
      <text:p text:style-name="P16"><text:span text:style-name="T41">T</text:span><text:span text:style-name="T40">his is a large set of important instructions, including the PMULDQ used in the reduction of 10-bit fields (primes 17-61) in the AS HPMI.</text:span><text:span text:style-name="T42"> <text:s/>It is the class </text:span></text:p>
      <text:p text:style-name="P88">MOVNTDQA PACKUSDW PMOV(S/Z)X PBLENDVB PBLENDW PCMPEQQ</text:p>
      <text:p text:style-name="P88">PINSRB/D/Q PMULLD PMULDQ PMIN/PMAX(S/U)(B/W/D)</text:p>
      <text:p text:style-name="P88">PHMINPOSUW MPSADBW PTEST</text:p>
      <text:p text:style-name="P89">I believe the VIA Nano 3000 <text:span text:style-name="T69">and Intel Nehalem </text:span>is in this class.</text:p>
      <text:p text:style-name="P90"/>
      <text:p text:style-name="P5"><text:span text:style-name="T51">Class '</text:span><text:span text:style-name="T53">e</text:span><text:span text:style-name="T51">'.</text:span> <text:s/><text:span text:style-name="T62">The additional use of the SSE4.2 instructions are allowed.</text:span></text:p>
      <text:p text:style-name="P14">ss<text:span text:style-name="T67">e42</text:span>(S<text:span text:style-name="T67">SE4.2</text:span> extensions) %ecx bit <text:span text:style-name="T67">20</text:span> value 0x<text:span text:style-name="T67">100000</text:span></text:p>
      <text:p text:style-name="P17">popcnt (POPCNT) <text:span text:style-name="T65">%ecx bit 2</text:span>3<text:span text:style-name="T65"> value 0x</text:span>8<text:span text:style-name="T65">00000</text:span></text:p>
      <text:p text:style-name="P14">The extra instructions available are . . . </text:p>
      <text:p text:style-name="P70"><text:span text:style-name="T43">POPCNT CRC32 PCMPGTQ PCMPESTRI etc. (</text:span><text:span text:style-name="T44">Intel Manual </text:span><text:span text:style-name="T43">Section 4.1)</text:span></text:p>
      <text:p text:style-name="P71"><text:span text:style-name="T43">I</text:span><text:span text:style-name="T31"> believe the Intel Westemere is in this class.</text:span></text:p>
      <text:p text:style-name="P88"/>
      <text:p text:style-name="P5"><text:span text:style-name="T51">Class '</text:span><text:span text:style-name="T53">f</text:span><text:span text:style-name="T51">'.</text:span> <text:s/><text:span text:style-name="T69">This class allows the use fo the CLMUL instruction.</text:span></text:p>
      <text:p text:style-name="P14"><text:span text:style-name="T68">clmul </text:span>(<text:span text:style-name="T68">PCLMULQDQ</text:span>) %ecx bit <text:span text:style-name="T68">1</text:span> value <text:span text:style-name="T68">2</text:span></text:p>
      <text:p text:style-name="P14">The extra instruction<text:span text:style-name="T68"> </text:span>available <text:span text:style-name="T68">is just PCLMULQDQ.</text:span></text:p>
      <text:p text:style-name="P10">This class is needed for the routines for large fields of characteristic 2.</text:p>
      <text:p text:style-name="P18">It appears that the new <text:span text:style-name="T69">low-end </text:span>Intel pentium/celeron chips are in this class.</text:p>
      <text:p text:style-name="P10"/>
      <text:p text:style-name="P5"><text:span text:style-name="T51">Class '</text:span><text:span text:style-name="T54">g</text:span><text:span text:style-name="T51">'.</text:span> <text:s/><text:span text:style-name="T62">This class allows the additional use of AVX instruction set, and ideally all routines using the SSE vector registers should be rewritten for this class, as it allows the VEX-encoded 128-bit instructions (rather than the "legacy" ones), as well as the three-operand versions (avoiding the occasional copying). <text:s/>Also allows the use </text:span><text:soft-page-break/><text:span text:style-name="T62">of the 256-bit registers for floating point use (only).</text:span></text:p>
      <text:p text:style-name="P19">avx (AVX-1) %ecx bit 28 value 0x10000000</text:p>
      <text:p text:style-name="P20">The AMD Bulldozer is in this class.</text:p>
      <text:p text:style-name="P21">The Intel Sandy/Ivy Bridge are in this class.</text:p>
      <text:p text:style-name="P5"/>
      <text:p text:style-name="P5"><text:span text:style-name="T51">Class '</text:span><text:span text:style-name="T54">h</text:span><text:span text:style-name="T51">'.</text:span> <text:s/><text:span text:style-name="T5"><text:s/>T</text:span><text:span text:style-name="T66">he BMI1 instructions are new in this class.</text:span></text:p>
      <text:p text:style-name="P22">ANDN BEXTR BLS(I/MSK/R) TZCNT</text:p>
      <text:p text:style-name="P19">bmi1 (BMI1) 07 %ebx bit 3 value 8</text:p>
      <text:p text:style-name="P22">The AMD Piledriver and Steamroller are in this class</text:p>
      <text:p text:style-name="P23">The AMD low-power Jaguar is in this class.</text:p>
      <text:p text:style-name="P5"/>
      <text:p text:style-name="P5"><text:span text:style-name="T51">Class '</text:span><text:span text:style-name="T54">i</text:span><text:span text:style-name="T51">'.</text:span> <text:s/><text:span text:style-name="T66">The BMI2 instructions are new in this class.</text:span></text:p>
      <text:p text:style-name="P22">BZHI MULX PEXT/DEP RORX SARX SHRX SHLX</text:p>
      <text:p text:style-name="P19">bmi2 (BMI2) 07 %ebx bit 8 value 0x100</text:p>
      <text:p text:style-name="P22">I believe the AMD Excavator is in this class.</text:p>
      <text:p text:style-name="P5"/>
      <text:p text:style-name="P5"><text:span text:style-name="T51">Class '</text:span><text:span text:style-name="T54">j</text:span><text:span text:style-name="T51">'.</text:span> <text:s/><text:span text:style-name="T66">Previously called </text:span><text:span text:style-name="T14">HAS</text:span><text:span text:style-name="T5">well.</text:span><text:span text:style-name="T66"> <text:s/>This class includes the AVX-2 instruction set, allowing the use of 256-bit registers for integer use.</text:span></text:p>
      <text:p text:style-name="P19">avx2 (AVX-2) 07 %ebx bit 5 value 0x20</text:p>
      <text:p text:style-name="P19">movbe (MOVBE) %ecx bit 22 value 0x400000</text:p>
      <text:p text:style-name="P26">This class does not have fma.</text:p>
      <text:p text:style-name="P23">The<text:span text:style-name="T78">re may be some </text:span>Intel Haswell, Broadwell and Skylake in this class<text:span text:style-name="T78"> as may be A</text:span>MD Ryzen<text:span text:style-name="T78">. <text:s/>Don't know which are 'j' and which 'k'</text:span>.</text:p>
      <text:p text:style-name="P23"/>
      <text:p text:style-name="P7"><text:span text:style-name="T51">Class '</text:span><text:span text:style-name="T55">k</text:span><text:span text:style-name="T51">'.</text:span><text:span text:style-name="T78"> <text:s/>Includes the use of Fused Multiply-Add, doubling the speed of floating point matrix multiplication but otherwise class 'h' - does not have all of BMI2, AVX2, MOVBE</text:span><text:span text:style-name="T8">.</text:span></text:p>
      <text:p text:style-name="P26">fma (Fused multiply/add) %ecx bit 12 value 0x1000.</text:p>
      <text:p text:style-name="P26">AMD piledriver and steamroller (but not bulldozer) are in this class. <text:s/>bulldozer has an idioynchratic fused multiply-and-add that meataxe64 does not utilize and has no class to indicate its presence.</text:p>
      <text:p text:style-name="P26"/>
      <text:p text:style-name="P8"><text:span text:style-name="T51">Class '</text:span><text:span text:style-name="T56">l</text:span><text:span text:style-name="T51">'.</text:span><text:span text:style-name="T78"> <text:s/>Includes all of bmi2, avx2, movbe and fma - equivalent to j+k.</text:span></text:p>
      <text:p text:style-name="P8"/>
      <text:p text:style-name="P9"><text:span text:style-name="T51">Class '</text:span><text:span text:style-name="T57">m</text:span><text:span text:style-name="T51">'.</text:span><text:span text:style-name="T78"> <text:s/>Includes 'l' and AVX-512F and AVX-512DQ..</text:span></text:p>
      <text:p text:style-name="P4"/>
      <text:p text:style-name="P34">mact[1] - <text:span text:style-name="T1">the </text:span>seccache<text:span text:style-name="T1"> - secondary cache indicator.</text:span></text:p>
      <text:p text:style-name="P38"/>
      <text:p text:style-name="P38">This field is used only to decide the "recbox" parameter - the number of rows of matrix C that should be deal with at once.</text:p>
      <text:p text:style-name="P38"/>
      <text:p text:style-name="P34"><text:span text:style-name="T7">It</text:span><text:span text:style-name="T1"> takes one of three values, and is used to guide the use of second-level cache.</text:span></text:p>
      <text:p text:style-name="P38"/>
      <text:p text:style-name="P6"><text:span text:style-name="T17">seccache</text:span><text:span text:style-name="T13"> '</text:span><text:span text:style-name="T17">0</text:span><text:span text:style-name="T13">'.</text:span> <text:s/><text:span text:style-name="T69">This indicates that the use of 128K (per thread) of second level cache is OK. <text:s/></text:span></text:p>
      <text:p text:style-name="P35"><text:soft-page-break/><text:span text:style-name="T69">seccache</text:span> '<text:span text:style-name="T69">1</text:span>'.<text:span text:style-name="T1"> <text:s/></text:span><text:span text:style-name="T6">This indicates that the use of 256K (per thread) of second level cache is OK.</text:span></text:p>
      <text:p text:style-name="P36"><text:span text:style-name="T69">seccache '2'.</text:span><text:span text:style-name="T10"> <text:s/></text:span><text:span text:style-name="T6">This indicates that the use of 512K (per thread) of second level cache is OK.</text:span></text:p>
      <text:p text:style-name="P2"/>
      <text:p text:style-name="P52">The<text:span text:style-name="T85"> remaining </text:span>routines are of general purpose applicability, but designed primarily for use from the "field" module. <text:s/>They exist to speed up those areas of the field module that warrant it, as assembler implementation is usually faster than in "c".</text:p>
      <text:p text:style-name="P52"/>
      <text:p text:style-name="P53"><text:span text:style-name="T13">void pc</text:span><text:span text:style-name="T21">1</text:span><text:span text:style-name="T13">xor</text:span><text:span text:style-name="T21">(a/j)</text:span><text:span text:style-name="T13">(Dfmt * d, const Dfmt * s1, const Dfmt * s2, int nob)</text:span><text:span text:style-name="T18">.</text:span></text:p>
      <text:p text:style-name="P44"><text:span text:style-name="T72">This routine performs an 'exclusive or' of a string of bytes (described as Dfmt which is a unint8_t)</text:span><text:span text:style-name="T71"> d = s1 ^ s2 of length 'nob' bytes</text:span><text:span text:style-name="T73">. <text:s/>The implementations use vectorization where possible (SSE for a, AVX-2 for j) and are tuned for cases where nob is fairly large but not divisible by a large power of two, and the areas are not assumed to be aligned in any way. <text:s/>These routines are used in the FIELD routines DAdd and DSub in characteristic 2, and indirectly from DSMad if the scalar is 1.</text:span><text:span text:style-name="T74"> <text:s/></text:span><text:span text:style-name="T73">They are not used </text:span><text:span text:style-name="T74">in the</text:span><text:span text:style-name="T73"> HPMI in characteristic 2, for which </text:span><text:span text:style-name="T74">the pc2ac(a/j/m) and </text:span><text:span text:style-name="T73">pc</text:span><text:span text:style-name="T74">2bm(a/j/m) routines </text:span><text:span text:style-name="T73">are </text:span><text:span text:style-name="T74">used</text:span><text:span text:style-name="T73">.</text:span></text:p>
      <text:p text:style-name="P56"/>
      <text:p text:style-name="P45"><text:span text:style-name="T73">T</text:span><text:span text:style-name="T71">he ideas for the following four routines (pcunf, pcxunf, pcbif and pcbunf) originate in the year 1999 in meataxe32. <text:s/>They do table look-up at byte length of various sorts for use in the DAdd, DSub, DSMul and DSMad routines in field.</text:span></text:p>
      <text:p text:style-name="P56"/>
      <text:p text:style-name="P65">void pcunf(Dfmt * d, uint64_t nob, uint8_t * t1) Class 'a'.</text:p>
      <text:p text:style-name="P54">This routine takes each byte of the string d, looks it up in the table t1, and replaces the input byte by the result. <text:s/>The implementation works 1 byte at a time at the moment . . . some inprovement would be possible by fetching and storing the results in larger chunks. <text:s/>It is only used for DSMul at the moment, though the routine may have more general applicability.</text:p>
      <text:p text:style-name="P56"/>
      <text:p text:style-name="P62">void pcxunf(Dfmt * d, Dfmt * s, uint64_t nob,<text:span text:style-name="T12"> uint8_t * t1) Class 'a'.</text:span></text:p>
      <text:p text:style-name="P54">This routine takes each byte of the string s, looks it up in the table t1, XORs the result into the corresponding byte of the string d, and replaces that byte into the string d. <text:s/>The length of the strings is given by the 'nob' parameter. <text:s/>The implementation works at 8 byte length for as much of the string can be processed that way, and then does the bytes singly. <text:s/>The routine is only used in the DSMad routine of the field module in fields {4,8,16,32,64,128,256} when the scalar is neither 0 nor 1.</text:p>
      <text:p text:style-name="P54"/>
      <text:p text:style-name="P62">void pcbif(Dfmt * d, Dfmt * s1, Dfmt * s2, uint64_t nob, uint8_t * t2)<text:span text:style-name="T75"> Class 'a'.</text:span></text:p>
      <text:p text:style-name="P54">This routine takes the two bytes, one from s1 and one from s2, looks up 256*s1+s2 in the table t2 and puts the result in the string d. <text:s/>All three strings are nob bytes long.<text:span text:style-name="T76"> <text:s/>The implementation works four bytes at a time except for the last 0-3, which are done singly. <text:s/>The routine is used in DSAdd and DSSub for fields of odd characteristic 3-251.</text:span></text:p>
      <text:p text:style-name="P54"/>
      <text:p text:style-name="P63">void pcbunf(Dfmt * d, Dfmt * s, uint64_t nob, uint8_t * t1, uint8_t * t2)<text:span text:style-name="T77"> Class 'a'.</text:span></text:p>
      <text:p text:style-name="P55">This takes pairs of bytes, one from s and one from d<text:span text:style-name="T77">, with 'nob' pairs of bytes </text:span><text:soft-page-break/><text:span text:style-name="T77">processed.</text:span> <text:s/>Firstly the s byte is looked up in the table t1, and then the result and the byte from d looked up in the table t2<text:span text:style-name="T77">. <text:s/>It is the result of the first table look-up that is shifted 8 places, though in all the applications so far the table t2 is anyway commutative. <text:s/>The implementation unrolls the loop 8 times. <text:s/>It is used in the DSMad routine for fields of odd characteristic when the multiplier is neither 1 nor -1.</text:span></text:p>
      <text:p text:style-name="P55"/>
      <text:p text:style-name="P58">The following two routines are used for DSMad in characteristic 2<text:span text:style-name="T77"> fields of order 2</text:span><text:span text:style-name="T29">17</text:span><text:span text:style-name="T46"> - 2</text:span><text:span text:style-name="T29">63</text:span><text:span text:style-name="T31">.</text:span></text:p>
      <text:p text:style-name="P55"/>
      <text:p text:style-name="P64">void pccl32 (const uint64_t * clpm, uint64_t scalar, uint64_t noc, </text:p>
      <text:p text:style-name="P64"><text:s text:c="22"/>uint32_t * d1, uint32_t * d2)<text:span text:style-name="T77"> Class 'g'</text:span></text:p>
      <text:p text:style-name="P64">void pccl64 (const uint64_t * clpm, uint64_t scalar, uint64_t noc, </text:p>
      <text:p text:style-name="P64"><text:s text:c="22"/>uint64_t * d1, uint64_t * d2)<text:span text:style-name="T77"> Class 'g'</text:span></text:p>
      <text:p text:style-name="P30">These routines<text:span text:style-name="T86"> use </text:span><text:span text:style-name="T31">the "carryless multiplication" instruction as available if the class of the machine is at least 'g'. <text:s/>It takes words (either 32 or 64 bits, depending on which routine is being <text:s/>discussed)</text:span><text:span text:style-name="T45">.</text:span></text:p>
      <text:p text:style-name="P92"/>
      <text:p text:style-name="P31"><text:span text:style-name="T45">T</text:span><text:span text:style-name="T31">he following two "Barrett" routines are used to take unsigned integers x and, given a "base" b, express x as a</text:span><text:span text:style-name="T91">0</text:span><text:span text:style-name="T31">+a</text:span><text:span text:style-name="T91">1</text:span><text:span text:style-name="T31">b+a</text:span><text:span text:style-name="T91">2</text:span><text:span text:style-name="T31">b</text:span><text:span text:style-name="T25">2</text:span><text:span text:style-name="T31">+a</text:span><text:span text:style-name="T91">3</text:span><text:span text:style-name="T31">b</text:span><text:span text:style-name="T25">3</text:span><text:span text:style-name="T31">... where the same conversions are done repeatedly to different integers x. <text:s/>The conversion is first "prepared" by calling the pcbarprp routine, which is given the sizes (64,32,16 bits for input, 32,16,8 bits for output, the base b, the number of digits to be produced and the maximum value that must be handled, all of which is packed up into the private array "barpar" (Barrett parameters) ready for (usually) repeated use by the pcbarrett routine.</text:span><text:span text:style-name="T48"> <text:s/>The base must not be a power of two!</text:span></text:p>
      <text:p text:style-name="P93"/>
      <text:p text:style-name="P94">This should be viewed as a preliminary version. <text:s/>It will be incorporated into meataxe64 as described here, but experience may dictate some changes, so the specification here should not be considered stable yet. <text:s/>In particular the specification of the input and output lengths may be improved, and if vector implementation are used, the mactype will need to be given to pcbarprp.</text:p>
      <text:p text:style-name="P94"/>
      <text:p text:style-name="P32"><text:span text:style-name="T47">T</text:span><text:span text:style-name="T31">he intended use is for large-ish extension fields, where the Dfmt needs to be chopped into smaller pieces so that look-up tables can be used. <text:s/>This is particularly needed for PExtract and the vector add/subtract routines (probably using spac/sqid).</text:span></text:p>
      <text:p text:style-name="P81"/>
      <text:p text:style-name="P82"><text:span text:style-name="T13">void </text:span><text:span text:style-name="T23">pcbarprp</text:span><text:span text:style-name="T13">(int inp, int oup, long base, int digits, uint64_t maxval, uint64_t * barpar) </text:span>to produce the "barpar" array suitable for taking input of size inp, which must be <text:span text:style-name="T89">{0,1,2} meaning 64,</text:span> 32 or <text:span text:style-name="T89">16 (and is usually f-&gt;paktyp)</text:span> and expressing all the inputs as "digits" to base "base" of size oup <text:span text:style-name="T89">which is 1,2 or at least 3 and is often f-&gt;ppaktyp) meaning 32, 16 or 8.</text:span> <text:s/>The maximum possible input is given in maxval<text:span text:style-name="T89"> and is usually f-&gt;fdef-1.</text:span></text:p>
      <text:p text:style-name="P82"/>
      <text:p text:style-name="P80"><text:span text:style-name="T22">void pcbarrett(uint64_t * barpar, Dfmt * input, Dfmt * output, uint64_t entries</text:span><text:span text:style-name="T24">, uint64_t stride</text:span><text:span text:style-name="T22">)</text:span><text:span text:style-name="T45"> to perform the conversion of the input stream ("entries" long) to the output stream according to the scheme as selected by the </text:span><text:span text:style-name="T90">pcbarprp</text:span><text:span text:style-name="T45"> call that produced the barpar array.</text:span><text:span text:style-name="T90"> <text:s/>The implementation is based on Barrett, whereby division by the </text:span><text:soft-page-break/><text:span text:style-name="T90">base b is replaced by multiplication by 2</text:span><text:span text:style-name="T30">s</text:span><text:span text:style-name="T90">/b followed by a right shift of s places, and the pcbarprp routine is responsible for choosing s such that this always works. <text:s/>The stride is the distance between two consecutive output entr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5-02T12:33:05.462976745</dc:date>
    <meta:editing-duration>P1DT3H52M48S</meta:editing-duration>
    <meta:editing-cycles>134</meta:editing-cycles>
    <meta:generator>LibreOffice/5.1.6.2$Linux_X86_64 LibreOffice_project/10m0$Build-2</meta:generator>
    <meta:document-statistic meta:table-count="0" meta:image-count="0" meta:object-count="0" meta:page-count="9" meta:paragraph-count="173" meta:word-count="3564" meta:character-count="20279" meta:non-whitespace-character-count="16643"/>
  </office:meta>
</office:document-meta>
</file>